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875in" fo:margin-left="0.2424in" fo:margin-top="0.1in" fo:margin-bottom="0.1in" table:align="left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4.312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Header_20_left">
      <style:text-properties officeooo:rsid="007af672" officeooo:paragraph-rsid="007af672"/>
    </style:style>
    <style:style style:name="P4" style:family="paragraph" style:parent-style-name="Text_20_body">
      <style:text-properties officeooo:paragraph-rsid="008c7b56"/>
    </style:style>
    <style:style style:name="P5" style:family="paragraph" style:parent-style-name="Text_20_body">
      <style:text-properties officeooo:rsid="008d184c" officeooo:paragraph-rsid="008d184c"/>
    </style:style>
    <style:style style:name="P6" style:family="paragraph" style:parent-style-name="Footnote">
      <style:text-properties officeooo:rsid="00262b78" officeooo:paragraph-rsid="00262b78"/>
    </style:style>
    <style:style style:name="P7" style:family="paragraph" style:parent-style-name="Table_20_Contents">
      <style:text-properties fo:font-size="11pt" officeooo:rsid="00a9f124" officeooo:paragraph-rsid="00818bfa"/>
    </style:style>
    <style:style style:name="P8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818bfa" fo:background-color="transparent" style:font-weight-asian="bold" style:font-weight-complex="bold"/>
    </style:style>
    <style:style style:name="P9" style:family="paragraph" style:parent-style-name="Table_20_Contents">
      <style:text-properties fo:color="#000000" fo:font-size="11pt" fo:font-weight="bold" officeooo:rsid="00a3ed55" officeooo:paragraph-rsid="00818bfa" fo:background-color="transparent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87dca3" officeooo:paragraph-rsid="0087dca3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8eb275" officeooo:paragraph-rsid="008eb275" style:font-size-asian="10pt" style:font-size-complex="10pt"/>
    </style:style>
    <style:style style:name="P12" style:family="paragraph" style:parent-style-name="Text_20_body">
      <style:text-properties officeooo:paragraph-rsid="0091f512"/>
    </style:style>
    <style:style style:name="P13" style:family="paragraph" style:parent-style-name="Heading_20_1">
      <style:paragraph-properties fo:text-align="end" style:justify-single-word="false"/>
    </style:style>
    <style:style style:name="P14" style:family="paragraph" style:parent-style-name="Heading_20_1">
      <style:paragraph-properties fo:text-align="end" style:justify-single-word="false"/>
      <style:text-properties fo:font-weight="normal" officeooo:rsid="008eb275" officeooo:paragraph-rsid="008eb275" style:font-weight-asian="normal" style:font-weight-complex="normal"/>
    </style:style>
    <style:style style:name="P15" style:family="paragraph" style:parent-style-name="Heading_20_1">
      <style:text-properties officeooo:rsid="00818bfa" officeooo:paragraph-rsid="00818bfa"/>
    </style:style>
    <style:style style:name="P16" style:family="paragraph" style:parent-style-name="Heading_20_1">
      <style:text-properties officeooo:paragraph-rsid="00818bfa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Footnote">
      <style:text-properties officeooo:rsid="009a453e" officeooo:paragraph-rsid="009a453e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8eb275" officeooo:paragraph-rsid="0087dca3" style:font-size-asian="10pt" style:font-size-complex="10pt"/>
    </style:style>
    <style:style style:name="T1" style:family="text">
      <style:text-properties fo:font-weight="bold" officeooo:rsid="00682346" style:font-weight-asian="bold" style:font-weight-complex="bold"/>
    </style:style>
    <style:style style:name="T2" style:family="text">
      <style:text-properties fo:font-weight="bold" officeooo:rsid="006dfd66" style:font-weight-asian="bold" style:font-weight-complex="bold"/>
    </style:style>
    <style:style style:name="T3" style:family="text">
      <style:text-properties officeooo:rsid="00639862"/>
    </style:style>
    <style:style style:name="T4" style:family="text">
      <style:text-properties fo:color="#000000"/>
    </style:style>
    <style:style style:name="T5" style:family="text">
      <style:text-properties fo:color="#000000" officeooo:rsid="00893e6c"/>
    </style:style>
    <style:style style:name="T6" style:family="text">
      <style:text-properties fo:color="#000000" officeooo:rsid="004c343a"/>
    </style:style>
    <style:style style:name="T7" style:family="text">
      <style:text-properties fo:color="#000000" officeooo:rsid="00198afe"/>
    </style:style>
    <style:style style:name="T8" style:family="text">
      <style:text-properties fo:color="#000000" officeooo:rsid="009bb181"/>
    </style:style>
    <style:style style:name="T9" style:family="text">
      <style:text-properties fo:color="#000000" officeooo:rsid="009a453e"/>
    </style:style>
    <style:style style:name="T10" style:family="text">
      <style:text-properties fo:color="#000000" officeooo:rsid="009b1a17"/>
    </style:style>
    <style:style style:name="T11" style:family="text">
      <style:text-properties fo:color="#000000" officeooo:rsid="0091f512"/>
    </style:style>
    <style:style style:name="T12" style:family="text">
      <style:text-properties fo:color="#dd4814" officeooo:rsid="00893e6c"/>
    </style:style>
    <style:style style:name="T13" style:family="text">
      <style:text-properties officeooo:rsid="0073af82"/>
    </style:style>
    <style:style style:name="T14" style:family="text">
      <style:text-properties officeooo:rsid="00198afe"/>
    </style:style>
    <style:style style:name="T15" style:family="text">
      <style:text-properties officeooo:rsid="00b06254"/>
    </style:style>
    <style:style style:name="T16" style:family="text">
      <style:text-properties officeooo:rsid="008a9883"/>
    </style:style>
    <style:style style:name="T17" style:family="text">
      <style:text-properties officeooo:rsid="008c7b56"/>
    </style:style>
    <style:style style:name="T18" style:family="text">
      <style:text-properties officeooo:rsid="008cff52"/>
    </style:style>
    <style:style style:name="T19" style:family="text">
      <style:text-properties officeooo:rsid="008eb275"/>
    </style:style>
    <style:style style:name="T20" style:family="text">
      <style:text-properties officeooo:rsid="009b1a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verview</text:h>
      <text:p text:style-name="P4">Corporations of all structures and sizes report that there is a learning curve associated with incorporating <text:span text:style-name="T16">virtual collaboration </text:span>practices into their overall communication strategies. <text:s/><text:span text:style-name="T16">In other words, having access to excellent technologies is only one part of the challenge for nonprofits.</text:span></text:p>
      <text:p text:style-name="P4">We recognize that it is essential for organizations to become fluent and confident in the use of <text:span text:style-name="T17">our virtual collaboration </text:span>tools in order for their benefits to be fully realized. Therefore, in fulfillment of our mission, we include high-quality, instructor-led training with every <text:span text:style-name="T16">membership level</text:span> package.</text:p>
      <text:h text:style-name="P15" text:outline-level="1">Training Courses</text:h>
      <text:p text:style-name="P5">Schedules and course registration details are provided with membership materials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9"><text:span text:style-name="T18">Training</text:span> <text:span text:style-name="T18">Courses</text:span></text:p>
            </table:table-cell>
            <table:table-cell table:style-name="Table3.A1" office:value-type="string">
              <text:p text:style-name="P8"/>
            </table:table-cell>
          </table:table-row>
        </table:table-header-rows>
        <table:table-row table:style-name="Table3.1">
          <table:table-cell table:style-name="Table3.A2" office:value-type="string">
            <text:p text:style-name="P7">Introduction to Virtual Collaboratio<text:span text:style-name="T15">n</text:span></text:p>
          </table:table-cell>
          <table:table-cell table:style-name="Table3.B2" office:value-type="string">
            <text:p text:style-name="P19">Learn about the variation in types of virtual meetings and how to use each one effectively. Course covers examples of meetings such as informal team meetings, <text:s/>client-focused meetings, <text:s/>and formal presentation-style meetings. </text:p>
          </table:table-cell>
        </table:table-row>
        <table:table-row table:style-name="Table3.1">
          <table:table-cell table:style-name="Table3.A2" office:value-type="string">
            <text:p text:style-name="P7">Leading a Meeting with Nexus Web Meet</text:p>
          </table:table-cell>
          <table:table-cell table:style-name="Table3.B2" office:value-type="string">
            <text:p text:style-name="P11">Learn the technical details of how to conduct various types of virtual meetings using Nexus Web Meet.</text:p>
          </table:table-cell>
        </table:table-row>
        <table:table-row table:style-name="Table3.1">
          <table:table-cell table:style-name="Table3.A2" office:value-type="string">
            <text:p text:style-name="P7">Advanced Virtual Collaboration</text:p>
          </table:table-cell>
          <table:table-cell table:style-name="Table3.B2" office:value-type="string">
            <text:p text:style-name="P10"><text:span text:style-name="T19">Learn about w</text:span>ebinars <text:span text:style-name="T19">and online learning and how these types of collaborations can enhance volunteerism, community organizing and nonprofit program reach.</text:span></text:p>
          </table:table-cell>
        </table:table-row>
        <table:table-row table:style-name="Table3.1">
          <table:table-cell table:style-name="Table3.A2" office:value-type="string">
            <text:p text:style-name="P7">Leading a Webinar with Nexus Web Meet</text:p>
          </table:table-cell>
          <table:table-cell table:style-name="Table3.B2" office:value-type="string">
            <text:p text:style-name="P11">Learn the technical details of how to conduct webinars using Nexus Web Meet.</text:p>
          </table:table-cell>
        </table:table-row>
      </table:table>
      <text:h text:style-name="P16" text:outline-level="1"><text:span text:style-name="T4">How Do I </text:span><text:span text:style-name="T6">Become a Northbridge Member</text:span><text:span text:style-name="T4">?</text:span></text:h>
      <text:p text:style-name="P12"><text:span text:style-name="T11">Membership with </text:span><text:span text:style-name="T7">Northbridge Technology Alliance </text:span><text:span text:style-name="T11">is available to recipients of our Technical Grant upon successful conclusion of that program. </text:span><text:span text:style-name="T7">The Technology Grant is available to charitable organizations who are engaged in social justice and community-building efforts as they are aligned with our current designated impact areas. See </text:span><text:span text:style-name="T8">our</text:span><text:span text:style-name="T9"> </text:span><text:a xlink:type="simple" xlink:href="http://members.northbridgetech.org/grant"><text:span text:style-name="T7">g</text:span></text:a><text:a xlink:type="simple" xlink:href="http://members.northbridgetech.org/grant"><text:span text:style-name="T10">rant application</text:span></text:a><text:span text:style-name="T5"><text:note text:id="ftn4" text:note-class="footnote"><text:note-citation>1</text:note-citation><text:note-body><text:p text:style-name="P18"><text:a xlink:type="simple" xlink:href="http://members.northbridgetech.org/grant"><text:span text:style-name="T20">Technology Grant Application</text:span></text:a><text:span text:style-name="T20">: </text:span>http://members.northbridgetech.org/grant</text:p></text:note-body></text:note></text:span><text:span text:style-name="T5"> for </text:span><text:span text:style-name="T6">complete </text:span><text:span text:style-name="T7">detai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P3" style:family="paragraph" style:parent-style-name="Header_20_left">
      <style:text-properties officeooo:rsid="007af672" officeooo:paragraph-rsid="007af672"/>
    </style:style>
    <style:style style:name="MP4" style:family="paragraph" style:parent-style-name="Heading_20_1">
      <style:paragraph-properties fo:text-align="end" style:justify-single-word="false"/>
    </style:style>
    <style:style style:name="MP5" style:family="paragraph" style:parent-style-name="Heading_20_1">
      <style:paragraph-properties fo:text-align="end" style:justify-single-word="false"/>
      <style:text-properties fo:font-weight="normal" officeooo:rsid="008eb275" officeooo:paragraph-rsid="008eb275" style:font-weight-asian="normal" style:font-weight-complex="normal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6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in" fo:margin-left="0in" fo:margin-right="0in" fo:margin-bottom="0.3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1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2</text:page-number></text:span><text:span text:style-name="MT3"> / </text:span><text:span text:style-name="MT3"><text:page-count>1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0291in" svg:width="3.8929in" svg:height="1.1862in" draw:z-index="0"><draw:image xlink:href="Pictures/100000000000119400000576DA8B4D44.jpg" xlink:type="simple" xlink:show="embed" xlink:actuate="onLoad"/></draw:frame></text:p>
        <text:h text:style-name="MP4" text:outline-level="1">Member Benefits</text:h>
        <text:h text:style-name="MP5" text:outline-level="1">Training Courses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8-01-29T13:29:59.115575469</dc:date>
    <meta:editing-duration>PT9H26M54S</meta:editing-duration>
    <meta:editing-cycles>125</meta:editing-cycles>
    <meta:generator>LibreOffice/4.2.8.2$Linux_X86_64 LibreOffice_project/420m0$Build-2</meta:generator>
    <meta:document-statistic meta:table-count="1" meta:image-count="5" meta:object-count="0" meta:page-count="1" meta:paragraph-count="21" meta:word-count="286" meta:character-count="1993" meta:non-whitespace-character-count="1720"/>
  </office:meta>
</office:document-meta>
</file>